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3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6:09:23.065698305</dc:date>
    <meta:editing-duration>PT2M26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592cm" xlink:href="." xlink:type="simple" chart:class="chart:scatter" chart:style-name="ch1">
        <chart:plot-area chart:style-name="ch2" chart:data-source-has-labels="both" svg:x="0.307cm" svg:y="0.171cm" svg:width="14.778cm" svg:height="8.25cm">
          <chartooo:coordinate-region svg:x="0.849cm" svg:y="0.37cm" svg:width="14.142cm" svg:height="7.85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562143943757172">
                <text:p>0.562143943757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27050983124838">
                <text:p>-0.9270509831248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88371558587941">
                <text:p>-0.1883715585879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27050983124839">
                <text:p>0.927050983124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188371558587936">
                <text:p>0.188371558587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188371558587932">
                <text:p>-0.1883715585879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562143943757169">
                <text:p>-0.5621439437571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60748038493698">
                <text:p>-1.60748038493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562143943757183">
                <text:p>-0.5621439437571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88371558587931">
                <text:p>-0.1883715585879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88371558587926">
                <text:p>0.1883715585879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562143943757179">
                <text:p>0.562143943757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27050983124845">
                <text:p>0.9270509831248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